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4e99" officeooo:paragraph-rsid="00154e99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42d8" officeooo:paragraph-rsid="001a42d8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2">
      <style:text-properties officeooo:rsid="000e712e" officeooo:paragraph-rsid="000e712e"/>
    </style:style>
    <style:style style:name="P9" style:family="paragraph" style:parent-style-name="Azione_20_sistema">
      <style:text-properties officeooo:rsid="000f82ff" officeooo:paragraph-rsid="000f82ff"/>
    </style:style>
    <style:style style:name="P10" style:family="paragraph" style:parent-style-name="Azione_20_sistema" style:list-style-name="L1">
      <style:text-properties officeooo:rsid="000f82ff" officeooo:paragraph-rsid="000f82ff"/>
    </style:style>
    <style:style style:name="P11" style:family="paragraph" style:parent-style-name="Azione_20_sistema" style:list-style-name="L1">
      <style:text-properties officeooo:rsid="000f82ff" officeooo:paragraph-rsid="0010d2c3"/>
    </style:style>
    <style:style style:name="P12" style:family="paragraph" style:parent-style-name="Azione_20_sistema">
      <style:text-properties officeooo:rsid="001a42d8" officeooo:paragraph-rsid="000f82ff"/>
    </style:style>
    <style:style style:name="P13" style:family="paragraph" style:parent-style-name="Azione_20_sistema" style:list-style-name="L1">
      <style:text-properties officeooo:rsid="0010d2c3" officeooo:paragraph-rsid="0010d2c3"/>
    </style:style>
    <style:style style:name="P14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16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0d2c3"/>
    </style:style>
    <style:style style:name="P17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a42d8"/>
    </style:style>
    <style:style style:name="P18" style:family="paragraph" style:parent-style-name="Azione_20_attore">
      <style:text-properties officeooo:rsid="000f82ff" officeooo:paragraph-rsid="000f82ff"/>
    </style:style>
    <style:style style:name="P19" style:family="paragraph" style:parent-style-name="Azione_20_attore" style:list-style-name="L1">
      <style:text-properties officeooo:rsid="000f82ff" officeooo:paragraph-rsid="000f82ff"/>
    </style:style>
    <style:style style:name="P20" style:family="paragraph" style:parent-style-name="Azione_20_attore" style:list-style-name="L1">
      <style:text-properties officeooo:rsid="000f82ff" officeooo:paragraph-rsid="0010d2c3"/>
    </style:style>
    <style:style style:name="P21" style:family="paragraph" style:parent-style-name="Azione_20_attore">
      <style:text-properties officeooo:paragraph-rsid="000f82ff"/>
    </style:style>
    <style:style style:name="P22" style:family="paragraph" style:parent-style-name="Azione_20_attore" style:list-style-name="L1">
      <style:text-properties officeooo:rsid="0010d2c3" officeooo:paragraph-rsid="0010d2c3"/>
    </style:style>
    <style:style style:name="P2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24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5" style:family="paragraph" style:parent-style-name="Azione_20_attore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26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4a034"/>
    </style:style>
    <style:style style:name="T8" style:family="text">
      <style:text-properties officeooo:rsid="001565ac"/>
    </style:style>
    <style:style style:name="T9" style:family="text">
      <style:text-properties officeooo:rsid="0018bfce"/>
    </style:style>
    <style:style style:name="T10" style:family="text">
      <style:text-properties officeooo:rsid="001a42d8"/>
    </style:style>
    <style:style style:name="T11" style:family="text">
      <style:text-properties officeooo:rsid="001be3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residente </text:span><text:span text:style-name="T10">c</text:span><text:span text:style-name="T7">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9">autentificandosi</text:span><text:span text:style-name="T1"> per compilare il modulo di domanda per il bando all'asilo </text:span><text:span text:style-name="T11">n</text:span><text:span text:style-name="T1">id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159393" text:style-name="Numerazione_20_UC">
              <text:list-item text:start-value="1">
                <text:p text:style-name="P18">L'utente accede alla pagina contente il form di compilazione.</text:p>
                <text:p text:style-name="P12"/>
              </text:list-item>
              <text:list-item>
                <text:p text:style-name="P9">Il sistema mostra la pagina richiesta ed attende un eventuale commit.</text:p>
                <text:p text:style-name="P18"/>
              </text:list-item>
              <text:list-item>
                <text:p text:style-name="P21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8174942" text:style-name="L1">
              <text:list-item>
                <text:p text:style-name="P10">Nome : stringa di caratteri</text:p>
              </text:list-item>
              <text:list-item>
                <text:p text:style-name="P19">Cognome: stringa di caratteri</text:p>
              </text:list-item>
              <text:list-item>
                <text:p text:style-name="P10">Luogo di nascita: stringa di caratteri</text:p>
              </text:list-item>
              <text:list-item>
                <text:p text:style-name="P22">Data di nascita: sequenza di interi</text:p>
              </text:list-item>
              <text:list-item>
                <text:p text:style-name="P13">Residenza: stringa di caratteri</text:p>
              </text:list-item>
              <text:list-item>
                <text:p text:style-name="P22">indirizzo: stringa di caratteri</text:p>
              </text:list-item>
              <text:list-item>
                <text:p text:style-name="P13">telefono: sequenza di interi</text:p>
              </text:list-item>
              <text:list-item>
                <text:p text:style-name="P22">email: stringa di caratteri</text:p>
                <text:p text:style-name="P13"/>
                <text:p text:style-name="P23"><text:span text:style-name="T7">4</text:span><text:span text:style-name="T5">. Continua compilando la sezione relativa ai dati del bambino:</text:span></text:p>
              </text:list-item>
              <text:list-item>
                <text:p text:style-name="P11">Nome : stringa di caratteri</text:p>
              </text:list-item>
              <text:list-item>
                <text:p text:style-name="P20">Cognome: stringa di caratteri</text:p>
              </text:list-item>
              <text:list-item>
                <text:p text:style-name="P11">Luogo di nascita: stringa di caratteri</text:p>
              </text:list-item>
              <text:list-item>
                <text:p text:style-name="P22">Data di nascita: sequenza di interi</text:p>
              </text:list-item>
              <text:list-item>
                <text:p text:style-name="P22">indirizzo: stringa di caratteri</text:p>
                <text:p text:style-name="P13"/>
                <text:p text:style-name="P14">6. Sbarra la casella selezionando il tipo di servizio desiderato.</text:p>
                <text:p text:style-name="P24"/>
                <text:p text:style-name="P25">7. Sbarra le caselle di interesse dichiarando la posizione lavorativa personale e del proprio/a Compagno e/o coniuge.</text:p>
                <text:p text:style-name="P15"/>
                <text:p text:style-name="P23"><text:span text:style-name="T8">8</text:span><text:span text:style-name="T5">. </text:span><text:span text:style-name="T6">Sbarra le casella relative al tipo di materiale da allegare alla domanda.</text:span></text:p>
                <text:p text:style-name="P16"/>
                <text:p text:style-name="P17"><text:span text:style-name="T8">9</text:span>. Sottomette la domanda.</text:p>
                <text:p text:style-name="P17"><text:s/></text:p>
                <text:list>
                  <text:list-header>
                    <text:p text:style-name="P26"><text:s text:c="26"/><text:span text:style-name="T8">10</text:span>. Il sistema visualizza un messaggio di avvenuto invio e <text:s text:c="4"/>corretta compilazion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4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159395" text:style-name="L2">
              <text:list-item>
                <text:p text:style-name="P8">Nel caso di errata compilazione dei campi, il sistema mostra all’utente una schermata di errore e invita alla revisione del campo inter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7"><text:soft-page-break/>UC_A_5 Compilazione domanda di iscrizione per residenti del comune di Fisc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16S</meta:editing-duration>
    <meta:editing-cycles>12</meta:editing-cycles>
    <meta:generator>LibreOffice/3.6$Windows_x86 LibreOffice_project/da8c1e6-fd468f4-454e206-f42a4a9-143cfd</meta:generator>
    <dc:date>2012-10-23T18:06:38.47</dc:date>
    <meta:document-statistic meta:table-count="1" meta:image-count="0" meta:object-count="0" meta:page-count="2" meta:paragraph-count="39" meta:word-count="283" meta:character-count="1787" meta:non-whitespace-character-count="1535"/>
  </office:meta>
</office:document-meta>
</file>